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24pt" fo:font-weight="bold" officeooo:rsid="00128afe" officeooo:paragraph-rsid="00128afe" style:font-size-asian="24pt" style:font-weight-asian="bold" style:font-size-complex="24pt" style:font-weight-complex="bold"/>
    </style:style>
    <style:style style:name="P2" style:family="paragraph" style:parent-style-name="Standard" style:list-style-name="L1">
      <style:paragraph-properties fo:text-align="start" style:justify-single-word="false"/>
      <style:text-properties style:font-name="Times New Roman" fo:font-size="22pt" fo:font-weight="normal" officeooo:rsid="0014ea3e" officeooo:paragraph-rsid="0014ea3e" style:font-size-asian="22pt" style:font-weight-asian="normal" style:font-size-complex="22pt" style:font-weight-complex="normal"/>
    </style:style>
    <style:style style:name="P3" style:family="paragraph" style:parent-style-name="Standard" style:list-style-name="L1">
      <style:paragraph-properties fo:text-align="start" style:justify-single-word="false"/>
      <style:text-properties style:font-name="Times New Roman" fo:font-size="22pt" fo:font-weight="normal" officeooo:rsid="00165f64" officeooo:paragraph-rsid="00165f64" style:font-size-asian="22pt" style:font-weight-asian="normal" style:font-size-complex="22pt" style:font-weight-complex="normal"/>
    </style:style>
    <style:style style:name="P4" style:family="paragraph" style:parent-style-name="Standard">
      <style:paragraph-properties fo:text-align="start" style:justify-single-word="false"/>
      <style:text-properties style:font-name="Times New Roman" fo:font-size="22pt" fo:font-weight="normal" officeooo:rsid="0013823b" officeooo:paragraph-rsid="0013823b" style:font-size-asian="22pt" style:font-weight-asian="normal" style:font-size-complex="22pt" style:font-weight-complex="normal"/>
    </style:style>
    <style:style style:name="P5" style:family="paragraph" style:parent-style-name="Standard">
      <style:paragraph-properties fo:text-align="center" style:justify-single-word="false"/>
      <style:text-properties style:font-name="Times New Roman" fo:font-size="22pt" fo:font-weight="bold" officeooo:rsid="00165f64" officeooo:paragraph-rsid="00165f64" style:font-size-asian="22pt" style:font-weight-asian="bold" style:font-size-complex="22pt" style:font-weight-complex="bold"/>
    </style:style>
    <style:style style:name="P6" style:family="paragraph" style:parent-style-name="Standard">
      <style:paragraph-properties fo:text-align="center" style:justify-single-word="false"/>
      <style:text-properties style:font-name="Times New Roman" fo:font-size="22pt" fo:font-weight="bold" officeooo:rsid="001c93e0" officeooo:paragraph-rsid="001c93e0" style:font-size-asian="22pt" style:font-weight-asian="bold" style:font-size-complex="22pt" style:font-weight-complex="bold"/>
    </style:style>
    <style:style style:name="P7" style:family="paragraph" style:parent-style-name="Standard">
      <style:paragraph-properties fo:text-align="center" style:justify-single-word="false"/>
      <style:text-properties style:font-name="Times New Roman" fo:font-size="22pt" fo:font-weight="bold" officeooo:rsid="0014ea3e" officeooo:paragraph-rsid="00169293" style:font-size-asian="22pt" style:font-weight-asian="bold" style:font-size-complex="22pt" style:font-weight-complex="bold"/>
    </style:style>
    <style:style style:name="P8" style:family="paragraph" style:parent-style-name="Standard">
      <style:paragraph-properties fo:text-align="center" style:justify-single-word="false"/>
      <style:text-properties style:font-name="Times New Roman" fo:font-size="22pt" fo:font-weight="bold" officeooo:rsid="0014ea3e" officeooo:paragraph-rsid="0017a088" style:font-size-asian="22pt" style:font-weight-asian="bold" style:font-size-complex="22pt" style:font-weight-complex="bold"/>
    </style:style>
    <style:style style:name="P9" style:family="paragraph" style:parent-style-name="Standard">
      <style:paragraph-properties fo:text-align="center" style:justify-single-word="false"/>
      <style:text-properties style:font-name="Times New Roman" fo:font-size="22pt" fo:font-weight="bold" officeooo:rsid="0017a088" officeooo:paragraph-rsid="0017a088"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 fo:font-size="22pt" fo:font-weight="bold" officeooo:rsid="00197147" officeooo:paragraph-rsid="00197147" style:font-size-asian="22pt" style:font-weight-asian="bold" style:font-size-complex="22pt" style:font-weight-complex="bold"/>
    </style:style>
    <style:style style:name="P11" style:family="paragraph" style:parent-style-name="Standard">
      <style:paragraph-properties fo:text-align="center" style:justify-single-word="false"/>
      <style:text-properties style:font-name="Times New Roman" fo:font-size="22pt" fo:font-weight="bold" officeooo:rsid="001acd6b" officeooo:paragraph-rsid="001acd6b" style:font-size-asian="22pt" style:font-weight-asian="bold" style:font-size-complex="22pt" style:font-weight-complex="bold"/>
    </style:style>
    <style:style style:name="P12" style:family="paragraph" style:parent-style-name="Standard">
      <style:paragraph-properties fo:text-align="start" style:justify-single-word="false"/>
      <style:text-properties style:font-name="Times New Roman" fo:font-size="18pt" fo:font-weight="normal" officeooo:rsid="001de33a" officeooo:paragraph-rsid="001de33a" style:font-size-asian="15.75pt" style:font-weight-asian="normal" style:font-size-complex="18pt" style:font-weight-complex="normal"/>
    </style:style>
    <style:style style:name="P13" style:family="paragraph" style:parent-style-name="Standard" style:list-style-name="L2">
      <style:paragraph-properties fo:text-align="start" style:justify-single-word="false"/>
      <style:text-properties style:font-name="Times New Roman" fo:font-size="16pt" fo:font-weight="bold" officeooo:rsid="001c93e0" officeooo:paragraph-rsid="001c93e0"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Times New Roman" fo:font-size="40pt" fo:font-weight="bold" officeooo:rsid="00128afe" officeooo:paragraph-rsid="00128afe" style:font-size-asian="40pt" style:font-weight-asian="bold" style:font-size-complex="40pt" style:font-weight-complex="bold"/>
    </style:style>
    <style:style style:name="P15" style:family="paragraph" style:parent-style-name="Standard">
      <style:paragraph-properties fo:text-align="center" style:justify-single-word="false"/>
      <style:text-properties style:font-name="Times New Roman" fo:font-size="32pt" fo:font-weight="bold" officeooo:rsid="00128afe" officeooo:paragraph-rsid="00128afe" style:font-size-asian="28pt" style:font-weight-asian="bold" style:font-size-complex="32pt" style:font-weight-complex="bold"/>
    </style:style>
    <style:style style:name="P16" style:family="paragraph" style:parent-style-name="Standard">
      <style:paragraph-properties fo:text-align="center" style:justify-single-word="false"/>
      <style:text-properties style:font-name="Times New Roman" fo:font-size="26pt" fo:font-weight="bold" officeooo:rsid="00128afe" officeooo:paragraph-rsid="00128afe" style:font-size-asian="26pt" style:font-weight-asian="bold" style:font-size-complex="26pt" style:font-weight-complex="bold"/>
    </style:style>
    <style:style style:name="P17" style:family="paragraph" style:parent-style-name="Standard">
      <style:paragraph-properties fo:text-align="center" style:justify-single-word="false"/>
      <style:text-properties style:font-name="Times New Roman" fo:font-size="20pt" fo:font-weight="bold" officeooo:rsid="00128afe" officeooo:paragraph-rsid="00128afe" style:font-size-asian="17.5pt" style:font-weight-asian="bold" style:font-size-complex="20pt" style:font-weight-complex="bold"/>
    </style:style>
    <style:style style:name="P18" style:family="paragraph" style:parent-style-name="Standard">
      <style:paragraph-properties fo:text-align="center" style:justify-single-word="false" fo:break-before="page"/>
      <style:text-properties style:font-name="Times New Roman" fo:font-size="20pt" fo:font-weight="bold" officeooo:rsid="00132c9a" officeooo:paragraph-rsid="00132c9a" style:font-size-asian="17.5pt" style:font-weight-asian="bold" style:font-size-complex="20pt" style:font-weight-complex="bold"/>
    </style:style>
    <style:style style:name="P19" style:family="paragraph" style:parent-style-name="Standard">
      <style:paragraph-properties fo:text-align="center" style:justify-single-word="false" fo:break-before="page"/>
      <style:text-properties style:font-name="Times New Roman" fo:font-size="22pt" fo:font-weight="bold" officeooo:rsid="00165f64" officeooo:paragraph-rsid="00165f64" style:font-size-asian="22pt" style:font-weight-asian="bold" style:font-size-complex="22pt" style:font-weight-complex="bold"/>
    </style:style>
    <style:style style:name="P20" style:family="paragraph" style:parent-style-name="Standard">
      <style:paragraph-properties fo:text-align="center" style:justify-single-word="false" fo:break-before="page"/>
      <style:text-properties style:font-name="Times New Roman" fo:font-size="22pt" fo:font-weight="bold" officeooo:rsid="0014ea3e" officeooo:paragraph-rsid="00169293" style:font-size-asian="22pt" style:font-weight-asian="bold" style:font-size-complex="22pt" style:font-weight-complex="bold"/>
    </style:style>
    <style:style style:name="P21" style:family="paragraph" style:parent-style-name="Standard">
      <style:paragraph-properties fo:text-align="center" style:justify-single-word="false" fo:break-before="page"/>
      <style:text-properties style:font-name="Times New Roman" fo:font-size="22pt" fo:font-weight="bold" officeooo:rsid="0017a088" officeooo:paragraph-rsid="0017a088" style:font-size-asian="22pt" style:font-weight-asian="bold" style:font-size-complex="22pt" style:font-weight-complex="bold"/>
    </style:style>
    <style:style style:name="P22" style:family="paragraph" style:parent-style-name="Standard">
      <style:paragraph-properties fo:text-align="center" style:justify-single-word="false" fo:break-before="page"/>
      <style:text-properties style:font-name="Times New Roman" fo:font-size="22pt" fo:font-weight="bold" officeooo:rsid="001acd6b" officeooo:paragraph-rsid="001acd6b" style:font-size-asian="22pt" style:font-weight-asian="bold" style:font-size-complex="22pt" style:font-weight-complex="bold"/>
    </style:style>
    <style:style style:name="T1" style:family="text">
      <style:text-properties officeooo:rsid="001f9b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4">Gesture Based UI Project Design Document </text:p>
      <text:p text:style-name="P15">by</text:p>
      <text:p text:style-name="P16">Brendan Toolan &amp; Antaine O Cognhaile</text:p>
      <text:p text:style-name="P17"/>
      <text:p text:style-name="P17"/>
      <text:p text:style-name="P18">Table of Contents</text:p>
      <text:p text:style-name="P4"/>
      <text:list xml:id="list2318865666" text:style-name="L1">
        <text:list-item>
          <text:p text:style-name="P2">Introduction ..... </text:p>
        </text:list-item>
        <text:list-item>
          <text:p text:style-name="P2">Purpose of the application .....</text:p>
        </text:list-item>
        <text:list-item>
          <text:p text:style-name="P2">Gestures Indentified .....</text:p>
        </text:list-item>
        <text:list-item>
          <text:p text:style-name="P2">Hardware Used ......</text:p>
        </text:list-item>
        <text:list-item>
          <text:p text:style-name="P2">Architecture. ....</text:p>
        </text:list-item>
        <text:list-item>
          <text:p text:style-name="P2">Conclusions &amp; Recommendations .....</text:p>
        </text:list-item>
        <text:list-item>
          <text:p text:style-name="P3">References .......</text:p>
        </text:list-item>
      </text:list>
      <text:p text:style-name="P19">Introduction</text:p>
      <text:p text:style-name="P5"/>
      <text:p text:style-name="P12">For our project for the module Gesture Based UI for the course Software Development, Antaine O Cognhaile and Brendan Toolan decided to do a voice recoginiti<text:span text:style-name="T1">on. Originally both of us were to make our gesture based project using the hardware Myo but however due to the outbreak of Covid-19 this meant that we both did not have access to the Myo hardware that would of have been needed to develop our original idea and both of us had to go back to each of own houses. So we both decided to change up the project by using voice recognition as we would both have access to voice recognition programs on each of our laptops/computers. Our project is a game made using Unitiy and with the programming langauge ‘C#’. We picked C# as it is easier to use with Unitity. The game will consist of the player trying to navigate through a maze to reach the end of it. Once the player gets to the end, he/she/they will advanced to the next level. While the player goes through the maze, there will be obstacles for them to avoid. There will also be enemy players that will try to catch the player in the maze. The player will nagivate through the maze by using voice recognition.</text:span></text:p>
      <text:p text:style-name="P5"/>
      <text:p text:style-name="P5"/>
      <text:p text:style-name="P5"/>
      <text:p text:style-name="P5"/>
      <text:p text:style-name="P5"/>
      <text:p text:style-name="P5"/>
      <text:p text:style-name="P5"/>
      <text:p text:style-name="P5"/>
      <text:p text:style-name="P20">Purpose of the applic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Gestures Indentified</text:p>
      <text:p text:style-name="P21">Hardware Used in creating Applicatio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Acrhitecture for the Solution</text:p>
      <text:p text:style-name="P22">Conclusions &amp; Recommendation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References</text:p>
      <text:list xml:id="list3750797071" text:style-name="L2">
        <text:list-item>
          <text:p text:style-name="P13"><text:a xlink:type="simple" xlink:href="https://www.youtube.com/watch?v=-igoV67B5h8" text:style-name="Internet_20_link" text:visited-style-name="Visited_20_Internet_20_Link">https://www.youtube.com/watch?v=-igoV67B5h8</text:a></text:p>
        </text:list-item>
        <text:list-item>
          <text:p text:style-name="P13"><text:a xlink:type="simple" xlink:href="https://www.youtube.com/watch?v=VnG2gOKV9dw" text:style-name="Internet_20_link" text:visited-style-name="Visited_20_Internet_20_Link">https://www.youtube.com/watch?v=VnG2gOKV9dw</text:a></text:p>
        </text:list-item>
        <text:list-item>
          <text:p text:style-name="P13"><text:a xlink:type="simple" xlink:href="https://www.youtube.com/watch?v=b4oqOdBCy3c" text:style-name="Internet_20_link" text:visited-style-name="Visited_20_Internet_20_Link">https://www.youtube.com/watch?v=b4oqOdBCy3c</text:a></text:p>
        </text:list-item>
        <text:list-item>
          <text:p text:style-name="P13"/>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7T17:27:27.130450250</meta:creation-date>
    <dc:date>2020-04-07T19:18:13.614088762</dc:date>
    <meta:editing-duration>PT34M2S</meta:editing-duration>
    <meta:editing-cycles>11</meta:editing-cycles>
    <meta:generator>LibreOffice/6.0.7.3$Linux_X86_64 LibreOffice_project/00m0$Build-3</meta:generator>
    <meta:document-statistic meta:table-count="0" meta:image-count="0" meta:object-count="0" meta:page-count="6" meta:paragraph-count="23" meta:word-count="285" meta:character-count="1730" meta:non-whitespace-character-count="1476"/>
  </office:meta>
</office:document-meta>
</file>